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text-underline-style="solid" style:text-underline-width="auto" style:text-underline-color="font-color" officeooo:rsid="0013202b" officeooo:paragraph-rsid="0013202b"/>
    </style:style>
    <style:style style:name="P2" style:family="paragraph" style:parent-style-name="Standard">
      <style:paragraph-properties fo:text-align="justify" style:justify-single-word="false"/>
      <style:text-properties style:font-name="Times New Roman" fo:font-size="13pt" fo:font-style="italic" style:text-underline-style="solid" style:text-underline-width="auto" style:text-underline-color="font-color" fo:font-weight="bold" officeooo:rsid="0013202b" officeooo:paragraph-rsid="0013202b" style:font-size-asian="13pt" style:font-style-asian="italic" style:font-weight-asian="bold" style:font-size-complex="13pt" style:font-style-complex="italic" style:font-weight-complex="bold"/>
    </style:style>
    <style:style style:name="P3" style:family="paragraph" style:parent-style-name="Standard" style:list-style-name="L1">
      <style:paragraph-properties fo:text-align="justify" style:justify-single-word="false"/>
      <style:text-properties style:font-name="Times New Roman" officeooo:rsid="0013202b" officeooo:paragraph-rsid="0013202b"/>
    </style:style>
    <style:style style:name="P4" style:family="paragraph" style:parent-style-name="Standard" style:list-style-name="L1">
      <style:paragraph-properties fo:text-align="justify" style:justify-single-word="false"/>
      <style:text-properties style:font-name="Times New Roman" officeooo:rsid="00139486" officeooo:paragraph-rsid="00139486"/>
    </style:style>
    <style:style style:name="P5" style:family="paragraph" style:parent-style-name="Standard" style:list-style-name="L1">
      <style:paragraph-properties fo:text-align="justify" style:justify-single-word="false"/>
      <style:text-properties style:font-name="Times New Roman" officeooo:rsid="00158dbb" officeooo:paragraph-rsid="00158dbb"/>
    </style:style>
    <style:style style:name="P6" style:family="paragraph" style:parent-style-name="Standard" style:list-style-name="L1">
      <style:paragraph-properties fo:text-align="justify" style:justify-single-word="false"/>
      <style:text-properties style:font-name="Times New Roman" officeooo:rsid="0018a06e" officeooo:paragraph-rsid="0018a06e"/>
    </style:style>
    <style:style style:name="P7" style:family="paragraph" style:parent-style-name="Standard" style:list-style-name="L1">
      <style:paragraph-properties fo:text-align="justify" style:justify-single-word="false"/>
      <style:text-properties style:font-name="Times New Roman" officeooo:rsid="001a3e12" officeooo:paragraph-rsid="001a3e12"/>
    </style:style>
    <style:style style:name="P8" style:family="paragraph" style:parent-style-name="Standard" style:list-style-name="L1">
      <style:paragraph-properties fo:text-align="justify" style:justify-single-word="false"/>
      <style:text-properties style:font-name="Times New Roman" officeooo:rsid="001beaac" officeooo:paragraph-rsid="001beaac"/>
    </style:style>
    <style:style style:name="P9" style:family="paragraph" style:parent-style-name="Standard" style:list-style-name="L1">
      <style:paragraph-properties fo:text-align="justify" style:justify-single-word="false"/>
      <style:text-properties officeooo:rsid="001beaac" officeooo:paragraph-rsid="001beaac"/>
    </style:style>
    <style:style style:name="P10" style:family="paragraph" style:parent-style-name="Standard" style:list-style-name="L1">
      <style:paragraph-properties fo:text-align="justify" style:justify-single-word="false"/>
      <style:text-properties officeooo:rsid="001d08a1" officeooo:paragraph-rsid="001d08a1"/>
    </style:style>
    <style:style style:name="P11" style:family="paragraph" style:parent-style-name="Standard" style:list-style-name="L1">
      <style:paragraph-properties fo:text-align="justify" style:justify-single-word="false"/>
      <style:text-properties officeooo:rsid="001dbf4c" officeooo:paragraph-rsid="001dbf4c"/>
    </style:style>
    <style:style style:name="P12" style:family="paragraph" style:parent-style-name="Standard" style:list-style-name="L1">
      <style:paragraph-properties fo:text-align="justify" style:justify-single-word="false"/>
      <style:text-properties officeooo:rsid="001e475d" officeooo:paragraph-rsid="001e475d"/>
    </style:style>
    <style:style style:name="P13" style:family="paragraph" style:parent-style-name="Standard" style:list-style-name="L1">
      <style:paragraph-properties fo:text-align="justify" style:justify-single-word="false"/>
      <style:text-properties officeooo:rsid="001fb874" officeooo:paragraph-rsid="001fb874"/>
    </style:style>
    <style:style style:name="P14" style:family="paragraph" style:parent-style-name="Standard" style:list-style-name="L1">
      <style:paragraph-properties fo:text-align="justify" style:justify-single-word="false"/>
      <style:text-properties officeooo:rsid="00202b3a" officeooo:paragraph-rsid="00202b3a"/>
    </style:style>
    <style:style style:name="P15" style:family="paragraph" style:parent-style-name="Standard" style:list-style-name="L1">
      <style:paragraph-properties fo:text-align="justify" style:justify-single-word="false"/>
      <style:text-properties officeooo:rsid="00206235" officeooo:paragraph-rsid="00206235"/>
    </style:style>
    <style:style style:name="P16" style:family="paragraph" style:parent-style-name="Standard" style:list-style-name="L1">
      <style:paragraph-properties fo:text-align="justify" style:justify-single-word="false"/>
      <style:text-properties officeooo:rsid="0020f7cf" officeooo:paragraph-rsid="0020f7cf"/>
    </style:style>
    <style:style style:name="P17" style:family="paragraph" style:parent-style-name="Standard" style:list-style-name="L1">
      <style:paragraph-properties fo:text-align="justify" style:justify-single-word="false"/>
      <style:text-properties officeooo:rsid="0021d643" officeooo:paragraph-rsid="0021d643"/>
    </style:style>
    <style:style style:name="P18" style:family="paragraph" style:parent-style-name="Standard" style:list-style-name="L1">
      <style:paragraph-properties fo:text-align="justify" style:justify-single-word="false"/>
      <style:text-properties officeooo:rsid="00289c61" officeooo:paragraph-rsid="00289c61"/>
    </style:style>
    <style:style style:name="P19" style:family="paragraph" style:parent-style-name="Standard" style:list-style-name="L1">
      <style:paragraph-properties fo:text-align="justify" style:justify-single-word="false"/>
      <style:text-properties officeooo:rsid="002c61e5" officeooo:paragraph-rsid="002c61e5"/>
    </style:style>
    <style:style style:name="P20" style:family="paragraph" style:parent-style-name="Standard" style:list-style-name="L1">
      <style:paragraph-properties fo:text-align="justify" style:justify-single-word="false"/>
      <style:text-properties officeooo:rsid="002c99f7" officeooo:paragraph-rsid="002c99f7"/>
    </style:style>
    <style:style style:name="P21" style:family="paragraph" style:parent-style-name="Standard" style:list-style-name="L1">
      <style:paragraph-properties fo:text-align="justify" style:justify-single-word="false"/>
      <style:text-properties officeooo:rsid="002d1d58" officeooo:paragraph-rsid="002d1d58"/>
    </style:style>
    <style:style style:name="P22" style:family="paragraph" style:parent-style-name="Standard" style:list-style-name="L1">
      <style:paragraph-properties fo:text-align="justify" style:justify-single-word="false"/>
      <style:text-properties officeooo:rsid="002e48bd" officeooo:paragraph-rsid="002e48bd"/>
    </style:style>
    <style:style style:name="P23" style:family="paragraph" style:parent-style-name="Standard" style:list-style-name="L1">
      <style:paragraph-properties fo:text-align="justify" style:justify-single-word="false"/>
      <style:text-properties officeooo:rsid="002fecb9" officeooo:paragraph-rsid="002fecb9"/>
    </style:style>
    <style:style style:name="P24" style:family="paragraph" style:parent-style-name="Standard" style:list-style-name="L1">
      <style:paragraph-properties fo:text-align="justify" style:justify-single-word="false"/>
      <style:text-properties officeooo:rsid="003295b2" officeooo:paragraph-rsid="00341cfe"/>
    </style:style>
    <style:style style:name="P25" style:family="paragraph" style:parent-style-name="Standard" style:list-style-name="L1">
      <style:paragraph-properties fo:text-align="justify" style:justify-single-word="false"/>
      <style:text-properties officeooo:rsid="00339879" officeooo:paragraph-rsid="00341cfe"/>
    </style:style>
    <style:style style:name="P26" style:family="paragraph" style:parent-style-name="Standard" style:list-style-name="L1">
      <style:text-properties officeooo:rsid="00339879" officeooo:paragraph-rsid="00341cfe"/>
    </style:style>
    <style:style style:name="P27" style:family="paragraph" style:parent-style-name="Standard" style:list-style-name="L1">
      <style:paragraph-properties fo:text-align="justify" style:justify-single-word="false"/>
      <style:text-properties officeooo:rsid="00341cfe" officeooo:paragraph-rsid="00341cfe"/>
    </style:style>
    <style:style style:name="P28" style:family="paragraph" style:parent-style-name="Standard" style:list-style-name="L1">
      <style:paragraph-properties fo:text-align="justify" style:justify-single-word="false"/>
      <style:text-properties officeooo:rsid="00341cfe" officeooo:paragraph-rsid="0035b8ce"/>
    </style:style>
    <style:style style:name="P29" style:family="paragraph" style:parent-style-name="Standard" style:list-style-name="L1">
      <style:paragraph-properties fo:text-align="justify" style:justify-single-word="false"/>
      <style:text-properties officeooo:rsid="0034b31c" officeooo:paragraph-rsid="0035b8ce"/>
    </style:style>
    <style:style style:name="P30" style:family="paragraph" style:parent-style-name="Standard" style:list-style-name="L1">
      <style:paragraph-properties fo:text-align="justify" style:justify-single-word="false"/>
      <style:text-properties officeooo:rsid="0035b8ce" officeooo:paragraph-rsid="0035b8ce"/>
    </style:style>
    <style:style style:name="P31" style:family="paragraph" style:parent-style-name="Standard" style:list-style-name="L1">
      <style:paragraph-properties fo:text-align="justify" style:justify-single-word="false"/>
      <style:text-properties officeooo:rsid="00366f31" officeooo:paragraph-rsid="00366f31"/>
    </style:style>
    <style:style style:name="P32" style:family="paragraph" style:parent-style-name="Standard" style:list-style-name="L1">
      <style:paragraph-properties fo:text-align="justify" style:justify-single-word="false"/>
      <style:text-properties officeooo:rsid="00373666" officeooo:paragraph-rsid="00373666"/>
    </style:style>
    <style:style style:name="P33" style:family="paragraph" style:parent-style-name="Standard" style:list-style-name="L1">
      <style:paragraph-properties fo:text-align="justify" style:justify-single-word="false"/>
      <style:text-properties officeooo:rsid="0038fa96" officeooo:paragraph-rsid="0038fa96"/>
    </style:style>
    <style:style style:name="P34" style:family="paragraph" style:parent-style-name="Standard" style:list-style-name="L1">
      <style:paragraph-properties fo:text-align="justify" style:justify-single-word="false"/>
      <style:text-properties officeooo:rsid="0039e0be" officeooo:paragraph-rsid="0039e0be"/>
    </style:style>
    <style:style style:name="P35" style:family="paragraph" style:parent-style-name="Standard" style:list-style-name="L1">
      <style:paragraph-properties fo:text-align="justify" style:justify-single-word="false"/>
      <style:text-properties fo:font-style="normal" officeooo:rsid="0039e0be" officeooo:paragraph-rsid="0039e0be" style:font-style-asian="normal" style:font-style-complex="normal"/>
    </style:style>
    <style:style style:name="T1" style:family="text">
      <style:text-properties officeooo:rsid="00158dbb"/>
    </style:style>
    <style:style style:name="T2" style:family="text">
      <style:text-properties officeooo:rsid="0018a06e"/>
    </style:style>
    <style:style style:name="T3" style:family="text">
      <style:text-properties officeooo:rsid="001beaac"/>
    </style:style>
    <style:style style:name="T4" style:family="text">
      <style:text-properties officeooo:rsid="001dbf4c"/>
    </style:style>
    <style:style style:name="T5" style:family="text">
      <style:text-properties officeooo:rsid="001e475d"/>
    </style:style>
    <style:style style:name="T6" style:family="text">
      <style:text-properties officeooo:rsid="001fb874"/>
    </style:style>
    <style:style style:name="T7" style:family="text">
      <style:text-properties officeooo:rsid="002fecb9"/>
    </style:style>
    <style:style style:name="T8" style:family="text">
      <style:text-properties officeooo:rsid="00318d22"/>
    </style:style>
    <style:style style:name="T9" style:family="text">
      <style:text-properties officeooo:rsid="003295b2"/>
    </style:style>
    <style:style style:name="T10" style:family="text">
      <style:text-properties officeooo:rsid="00339879"/>
    </style:style>
    <style:style style:name="T11" style:family="text">
      <style:text-properties officeooo:rsid="00341cfe"/>
    </style:style>
    <style:style style:name="T12" style:family="text">
      <style:text-properties fo:font-style="italic" style:font-style-asian="italic" style:font-style-complex="italic"/>
    </style:style>
    <style:style style:name="T13" style:family="text">
      <style:text-properties officeooo:rsid="0035bd85"/>
    </style:style>
    <style:style style:name="T14" style:family="text">
      <style:text-properties officeooo:rsid="00366f31"/>
    </style:style>
    <style:style style:name="T15" style:family="text">
      <style:text-properties officeooo:rsid="00373666"/>
    </style:style>
    <style:style style:name="T16" style:family="text">
      <style:text-properties officeooo:rsid="0038fa96"/>
    </style:style>
    <style:style style:name="T17" style:family="text">
      <style:text-properties officeooo:rsid="0039e0be"/>
    </style:style>
    <style:style style:name="T18" style:family="text">
      <style:text-properties fo:font-style="normal" style:font-style-asian="normal" style:font-style-complex="normal"/>
    </style:style>
    <style:style style:name="T19" style:family="text">
      <style:text-properties officeooo:rsid="003bcb46"/>
    </style:style>
    <style:style style:name="T20" style:family="text">
      <style:text-properties officeooo:rsid="003d4da5"/>
    </style:style>
    <style:style style:name="T21" style:family="text">
      <style:text-properties officeooo:rsid="003e8475"/>
    </style:style>
    <style:style style:name="T22" style:family="text">
      <style:text-properties officeooo:rsid="003f661c"/>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 4: SISTEMAS DE ARCHIVOS. INTRODUCCIÓN A LAS BASES DE DATOS</text:p>
      <text:p text:style-name="P1"/>
      <text:list xml:id="list4108267783" text:style-name="L1">
        <text:list-item>
          <text:p text:style-name="P3">Concepto de archivo y directorio</text:p>
          <text:list>
            <text:list-item>
              <text:p text:style-name="P3">Concepto de archivo</text:p>
              <text:list>
                <text:list-item>
                  <text:p text:style-name="P3">Archivo: conjunto de información sobre un mismo tema, tratada como unidad de almacenamiento en memoria secundaria y organizada de forma estructurada para la búsqueda de un dato individual.</text:p>
                </text:list-item>
                <text:list-item>
                  <text:p text:style-name="P3">Un archivo está compuesto de registros homogéneos que contienen información sobre el tema. Registro: <text:s/>estructura o unidad que forma el archivo y que contiene la información correspondiente a un elemento individual. Se divide en campos.</text:p>
                </text:list-item>
                <text:list-item>
                  <text:p text:style-name="P3">Campo: dato que forma parte de un registro y representa <text:s/>una información unitaria o independiente.</text:p>
                </text:list-item>
              </text:list>
            </text:list-item>
            <text:list-item>
              <text:p text:style-name="P3">Operaciones sobre archivos</text:p>
              <text:list>
                <text:list-item>
                  <text:p text:style-name="P3">La vida de un archivo comienza cuando se crea y acaba cuando se borra.</text:p>
                </text:list-item>
                <text:list-item>
                  <text:p text:style-name="P3">La operaciones sobre el archivo las realizan programas específicos que actúan a nivel de registro.</text:p>
                </text:list-item>
                <text:list-item>
                  <text:p text:style-name="P3">Todo archivo tiene asociados unos atributos además del nombre: tamaño, fecha de creación y modificación, propietario, permisos…</text:p>
                </text:list-item>
                <text:list-item>
                  <text:p text:style-name="P3">El SO permite que el usuario pueda aludir al archivo mediante un nombre y suministra órdenes que realizan las operaciones: crear, copiar, borrar, establecer/obtener atributos, abrir/cerrar, leer/escribir un registro.</text:p>
                </text:list-item>
                <text:list-item>
                  <text:p text:style-name="P4">Los si<text:span text:style-name="T19">s</text:span>temas de gestión de archivos permiten al usuari<text:span text:style-name="T19">o</text:span> diseñar archivos con determinadas estructuras y realizar recuperaciones y actualizaciones eficazmente.</text:p>
                </text:list-item>
              </text:list>
            </text:list-item>
            <text:list-item>
              <text:p text:style-name="P4">Gestión de archivos:</text:p>
              <text:list>
                <text:list-item>
                  <text:p text:style-name="P4">El archivo no es manejado directamente por el programa, sino por el SO o por un software específico.</text:p>
                </text:list-item>
                <text:list-item>
                  <text:p text:style-name="P4">Este software se encarga de efectuar los accesos necesarios al dispositivo donde se encuentra el archivo y transfiere la información solicitada del archivo al programa o al inversa. Esto facilita que los programas sean trasladables.</text:p>
                </text:list-item>
                <text:list-item>
                  <text:p text:style-name="P4">CÓMO FUNCIONA LA GESTIÓN DE ARCHIVOS:</text:p>
                  <text:list>
                    <text:list-item>
                      <text:list>
                        <text:list-item>
                          <text:p text:style-name="P4">El SO (o software específico) transporta, cada vez que se accede al dispositivo, una cantidad fija de información que depende de las características físicas de éste: bloque o registro físico.</text:p>
                        </text:list-item>
                        <text:list-item>
                          <text:p text:style-name="P4">Longitud de bloque o factor de blocaje: número de registros de archivo que entran en un bloque. Cuanto mayor sea, menor será el número de accesos al dispositivo.</text:p>
                        </text:list-item>
                        <text:list-item>
                          <text:p text:style-name="P4">El SO transforma la dirección lógica usada por los programas de usuario en dirección física con la que se direcciona en el dispositivo.</text:p>
                        </text:list-item>
                        <text:list-item>
                          <text:p text:style-name="P4">Un archivo es una estructura de datos externa al programa que lo usa, en las operaciones de lectura/escritura se transfiere información <text:span text:style-name="T19">entre</text:span> un buffer <text:span text:style-name="T19">y</text:span> la memoria principal.</text:p>
                        </text:list-item>
                        <text:list-item>
                          <text:p text:style-name="P4">Los archivos se almacenan en dispositivos de memoria masiva. Éstos pueden ser direccionables <text:span text:style-name="T19">o</text:span> no direccionables.</text:p>
                        </text:list-item>
                      </text:list>
                    </text:list-item>
                  </text:list>
                </text:list-item>
              </text:list>
            </text:list-item>
            <text:list-item>
              <text:p text:style-name="P4">Clasificación de los archivos según el tipo de registros</text:p>
              <text:list>
                <text:list-item>
                  <text:p text:style-name="P4">Longitud fija: los registros tienen la misma longitud</text:p>
                </text:list-item>
                <text:list-item>
                  <text:p text:style-name="P4">Longitud variable: los registros no tienen la misma longitud. Sin embargo, se sabe la longitud que tiene cada registro gracias a:</text:p>
                  <text:list>
                    <text:list-item>
                      <text:p text:style-name="P4">delimitador: carácter especial que indica el fin del registro</text:p>
                    </text:list-item>
                    <text:list-item>
                      <text:p text:style-name="P4">cabecera: campo inicial que almacena le número de bytes del registro</text:p>
                    </text:list-item>
                  </text:list>
                </text:list-item>
                <text:list-item>
                  <text:p text:style-name="P4">Longitud indefinida: los registros no tienen la misma longitud y no sabemos la longitud que van a tener. <text:span text:style-name="T1">En cada operación de lectura/escritura se transfiere una </text:span><text:soft-page-break/><text:span text:style-name="T1">determinada subcadena del archivo y será el programa de usuario el que indique al SO el principio y final de cada registro.</text:span></text:p>
                </text:list-item>
              </text:list>
            </text:list-item>
            <text:list-item>
              <text:p text:style-name="P5">Tipos de archivos:</text:p>
              <text:list>
                <text:list-item>
                  <text:p text:style-name="P5">Archivos permanentes: contiene<text:span text:style-name="T21">n</text:span> información relevante para un<text:span text:style-name="T20">a</text:span> aplicación. Su vida es larga y no pueden generarse de forma inmediata a partir de otros archivos.</text:p>
                  <text:list>
                    <text:list-item>
                      <text:p text:style-name="P5">Archivos maestros. Contiene<text:span text:style-name="T21">n</text:span> el estado actual de los datos susceptibles de ser modificados en la aplicación. Es el núcleo central de la aplicación. Todos los procesos están orientados a actualizar el archivo maestro <text:span text:style-name="T2">o a obtener resultados de él.</text:span></text:p>
                    </text:list-item>
                    <text:list-item>
                      <text:p text:style-name="P5">Archivos constantes</text:p>
                    </text:list-item>
                    <text:list-item>
                      <text:p text:style-name="P5">Archivos históricos</text:p>
                    </text:list-item>
                  </text:list>
                </text:list-item>
                <text:list-item>
                  <text:p text:style-name="P6">Archivos temporales: contienen información relevante par<text:span text:style-name="T21">a</text:span> a<text:span text:style-name="T21">lgú</text:span>n proceso, pero no para <text:span text:style-name="T21">el</text:span> conjunto de la aplicación. Su vida es muy corta.</text:p>
                </text:list-item>
              </text:list>
            </text:list-item>
            <text:list-item>
              <text:p text:style-name="P6">Concepto de directorio:</text:p>
              <text:list>
                <text:list-item>
                  <text:p text:style-name="P6">Directorio: archivo especial que permite agrupar archivos según las necesidades de los usuarios. En cada dispositivo existe una estructura jerárquica donde se localizan todos los archivos de los distintos usuarios que lo usan.</text:p>
                </text:list-item>
                <text:list-item>
                  <text:p text:style-name="P6">Conceptillos: directorio actual o de trabajo, directorio inicial o home, rutas (pathname) absolutas y relativas, lista de búsqueda, enlace duro, enlace simbólico. </text:p>
                </text:list-item>
              </text:list>
            </text:list-item>
          </text:list>
        </text:list-item>
        <text:list-item>
          <text:p text:style-name="P6">ORGANIZACIÓN DE ARCHIVOS</text:p>
          <text:list>
            <text:list-item>
              <text:p text:style-name="P6">Organización secuencial</text:p>
              <text:list>
                <text:list-item>
                  <text:p text:style-name="P6">Los registros están almacenados físicamente de forma contigua.</text:p>
                </text:list-item>
                <text:list-item>
                  <text:p text:style-name="P6">Todas las operaciones que se realizan sobre el archivo se hacen según esta secuencia.</text:p>
                </text:list-item>
                <text:list-item>
                  <text:p text:style-name="P6">Se utiliza únicamente en dispositivos no direccionables (cinta magnética, tarjeta perforada…) </text:p>
                </text:list-item>
                <text:list-item>
                  <text:p text:style-name="P7">Esta organización es adecuada:</text:p>
                  <text:list>
                    <text:list-item>
                      <text:p text:style-name="P7">Cuando se quiere leer los <text:span text:style-name="T3">registros en la misma secuencia en que están almacenados</text:span></text:p>
                    </text:list-item>
                    <text:list-item>
                      <text:p text:style-name="P8">Cuando se necesita leer la mayoría de los registros del archivo</text:p>
                    </text:list-item>
                  </text:list>
                </text:list-item>
                <text:list-item>
                  <text:p text:style-name="P8">Ventajas:</text:p>
                  <text:list>
                    <text:list-item>
                      <text:p text:style-name="P8">Buen aprovechamiento del espacio</text:p>
                    </text:list-item>
                    <text:list-item>
                      <text:p text:style-name="P8">Sencilla de utilizar</text:p>
                    </text:list-item>
                    <text:list-item>
                      <text:p text:style-name="P8">Dispositivos de bajo precio</text:p>
                    </text:list-item>
                  </text:list>
                </text:list-item>
                <text:list-item>
                  <text:p text:style-name="P8">Operaciones sobre archivos:</text:p>
                  <text:list>
                    <text:list-item>
                      <text:p text:style-name="P8">Añadir: sólo se puede al final del archivo, después del último registro escrito.</text:p>
                    </text:list-item>
                    <text:list-item>
                      <text:p text:style-name="P8">Consulta o recuperación: Se realiza en orden secuencial. Para leer un registro primero hay que leer todos los anteriores</text:p>
                    </text:list-item>
                    <text:list-item>
                      <text:p text:style-name="P8">Inserción: no se puede</text:p>
                    </text:list-item>
                    <text:list-item>
                      <text:p text:style-name="P8">Modificación: sólo se puede modificar un registro si no se aumenta su longitud</text:p>
                    </text:list-item>
                    <text:list-item>
                      <text:p text:style-name="P8">Eliminación: no se puede sólo borrado lógico.</text:p>
                    </text:list-item>
                  </text:list>
                </text:list-item>
              </text:list>
            </text:list-item>
            <text:list-item>
              <text:p text:style-name="P8">Organización secuencial encadenada</text:p>
              <text:list>
                <text:list-item>
                  <text:p text:style-name="P8">Junto a cada registro se almacena un puntero con la dirección física del registro siguiente, dando lugar a una cadena de registros. El último registro contiene una marca especial en lugar del puntero indicando que ya no hay más registros en el archivo.</text:p>
                </text:list-item>
                <text:list-item>
                  <text:p text:style-name="P8">Los archivos con esta organización sólo pueden ser gestionados en soportes direccionables.</text:p>
                </text:list-item>
                <text:list-item>
                  <text:p text:style-name="P8">Ventaja: facilidad de inserción y borrado | Desventaja: sólo consulta secuencial.</text:p>
                </text:list-item>
                <text:list-item>
                  <text:p text:style-name="P8">Operaciones sobre archivos:</text:p>
                  <text:list>
                    <text:list-item>
                      <text:p text:style-name="P8">Consulta o recuperación: secuencial</text:p>
                    </text:list-item>
                    <text:list-item>
                      <text:p text:style-name="P8">Inserción. Pasos:</text:p>
                      <text:list>
                        <text:list-item>
                          <text:p text:style-name="P8">Localizar la posición donde se desea insertar el nuevo registro</text:p>
                        </text:list-item>
                        <text:list-item>
                          <text:p text:style-name="P8"><text:soft-page-break/>Escribir el registro en una zona libre de memoria</text:p>
                        </text:list-item>
                        <text:list-item>
                          <text:p text:style-name="P8">Asignar al nuevo registro el puntero de la dirección física del registro siguiente</text:p>
                        </text:list-item>
                        <text:list-item>
                          <text:p text:style-name="P9">Modificar el puntero del registro anterior para que apunte al nuevo registro.</text:p>
                        </text:list-item>
                      </text:list>
                    </text:list-item>
                    <text:list-item>
                      <text:p text:style-name="P9">Borrado: se asigna al puntero del registro anterior la dirección física del registro siguiente al que se desea borrar.</text:p>
                    </text:list-item>
                    <text:list-item>
                      <text:p text:style-name="P9">Modificación: Si no hay aumento de longitud del registro puede hacerse. Si no se inserta un nuevo registro y se borra la versión anterior.</text:p>
                    </text:list-item>
                  </text:list>
                </text:list-item>
              </text:list>
            </text:list-item>
            <text:list-item>
              <text:p text:style-name="P10">Organización secuencial indexada:</text:p>
              <text:list>
                <text:list-item>
                  <text:p text:style-name="P10">Un archivo con esta organización está formado por dos zonas</text:p>
                  <text:list>
                    <text:list-item>
                      <text:p text:style-name="P10">Zona de registros: los registros están ordenados según el valor de una llave. Zona en la que se direccionan los registros del archivo. Está dividida en tramos. Por cada tramo hay una zona de índices.</text:p>
                    </text:list-item>
                    <text:list-item>
                      <text:p text:style-name="P10">Zona de índices: Una por cada tramo de de la zona de los registros. Contiene:</text:p>
                      <text:list>
                        <text:list-item>
                          <text:p text:style-name="P10">El mayor valor de la llave del tramo (valor de llave del último registro del tramo).</text:p>
                        </text:list-item>
                        <text:list-item>
                          <text:p text:style-name="P10">La dirección del primer registro del tramo.</text:p>
                        </text:list-item>
                      </text:list>
                    </text:list-item>
                  </text:list>
                </text:list-item>
                <text:list-item>
                  <text:p text:style-name="P10">Operaciones sobre los archivos:</text:p>
                  <text:list>
                    <text:list-item>
                      <text:p text:style-name="P10">Consulta: Se realiza por llave (esto es, localizar un tramo conocida su llave) sin necesidad de leer los registros que no se encuentran en su mismo tramo. El procedimiento es:</text:p>
                      <text:list>
                        <text:list-item>
                          <text:p text:style-name="P10">Leer secuencialmente las llaves en la zona de índices hasta encontrar una mayor o igual a la del registro buscado.</text:p>
                        </text:list-item>
                        <text:list-item>
                          <text:p text:style-name="P10">Obtener la dirección de comienzo del tramo donde está el registro</text:p>
                        </text:list-item>
                        <text:list-item>
                          <text:p text:style-name="P10">Leer secuencialmente el tramo de la zona de registros a partir de la dirección obtenida en la zona de índices hasta encontrar el registro buscado <text:span text:style-name="T4">o uno con valor de llave mayor que el buscado (en este último caso el registro no se encuentra en el archivo)</text:span></text:p>
                        </text:list-item>
                      </text:list>
                    </text:list-item>
                    <text:list-item>
                      <text:p text:style-name="P11">Inserción: No es posible. En <text:s/>algunos casos se permite la escritura de nuevos registros al final de la zona de registros. (zona de desbordamiento)</text:p>
                    </text:list-item>
                    <text:list-item>
                      <text:p text:style-name="P11">Borrado: no es posible, sólo borrado lógico (marcarlo)</text:p>
                    </text:list-item>
                    <text:list-item>
                      <text:p text:style-name="P11">Modificación: sólo si el registro no aumenta de longitud y no se modifica el valor de la llave</text:p>
                    </text:list-item>
                  </text:list>
                </text:list-item>
                <text:list-item>
                  <text:p text:style-name="P11">Ventajas: útil cuando se debe combinar consultas a registros concretos y el procesamiento secuencial de todo el archivo.</text:p>
                </text:list-item>
                <text:list-item>
                  <text:p text:style-name="P11">Inconveniente: imposibilidad de realizar actualizaciones.</text:p>
                </text:list-item>
              </text:list>
            </text:list-item>
            <text:list-item>
              <text:p text:style-name="P11">Organización directa o aleatoria</text:p>
              <text:list>
                <text:list-item>
                  <text:p text:style-name="P11">Un archivo con esta organización está escrito sobre un soporte de acceso directo (o direccionable) para el cual existe una función de transformación que genera la dirección de cada registro en el archivo a partir de un campo que se usa como llave.</text:p>
                </text:list-item>
                <text:list-item>
                  <text:p text:style-name="P11">Útil para archivos donde los accesos deben realizarse por llave. <text:span text:style-name="T5">No recomendable si la información se va a procesar en conjunto, caso en el que es preferible la organización secuencial indexada.</text:span></text:p>
                </text:list-item>
                <text:list-item>
                  <text:p text:style-name="P12">Problema de los sinónimos.</text:p>
                  <text:list>
                    <text:list-item>
                      <text:p text:style-name="P12">Hay que elegir adecuadamente la función de transformación o método de direccionamiento que se va a utilizar para evitar las siguientes situaciones:</text:p>
                      <text:list>
                        <text:list-item>
                          <text:p text:style-name="P12">Que haya direcciones que no se correspondan con ninguna llave y, por tanto, habrá zonas de disco sin utilizar.</text:p>
                        </text:list-item>
                        <text:list-item>
                          <text:p text:style-name="P12">Que haya direcciones que se correspondan con más de una llave. En este caso se dice que las llaves son sinónimas p<text:span text:style-name="T22">a</text:span>ra esa transformación.</text:p>
                        </text:list-item>
                      </text:list>
                    </text:list-item>
                    <text:list-item>
                      <text:p text:style-name="P12">Cómo resolver el problema de los sinónimos. Dos formas:</text:p>
                      <text:list>
                        <text:list-item>
                          <text:p text:style-name="P12"><text:soft-page-break/>A) Cuando se asocia a una llave una dirección ya ocupada por un registro distinto (esto es, por un sinónimo de esta llave), se busca en el archivo hasta encontrar una posición <text:s/>libre donde escribir el registro. La búsqueda de una posición libre puede realizarse secuencialmente a partir de la posición asignada, o aplicando a la dirección obtenida un segundo método de direccionamiento.</text:p>
                        </text:list-item>
                        <text:list-item>
                          <text:p text:style-name="P12">B) Se reserva una zona de desbordamiento donde se escribirán los registros que no se pueden escribir en la posición que les corresponde según la transformación. Esta zona se puede gestionar secuencialmente o encadenada a la zona principal de registros.</text:p>
                        </text:list-item>
                      </text:list>
                    </text:list-item>
                  </text:list>
                </text:list-item>
                <text:list-item>
                  <text:p text:style-name="P12">Métodos de direccionamiento:</text:p>
                  <text:list>
                    <text:list-item>
                      <text:p text:style-name="P12">Direccionamiento directo: Se utiliza como dirección la propia llave y sólo es factible cuando la llave es numérica y su rango de valores no es mayor que el rango de direcciones en el archivo.</text:p>
                    </text:list-item>
                    <text:list-item>
                      <text:p text:style-name="P12">Direccionamiento asociado: Se puede utilizar cualquier tipo de llave. Si se utiliza este método debe construirse una tabla en la que se almacena para cada llave la dirección donde se encuentra el registro correspondiente. <text:span text:style-name="T6">Dicha tabla se debe guardar mientras exista el archivo.</text:span></text:p>
                    </text:list-item>
                    <text:list-item>
                      <text:p text:style-name="P12">Direccionamiento calculado (hashing): <text:span text:style-name="T6">La dirección de cada registro se obtiene evaluando una expresión que utiliza como dato la llave o realizando un transformación sobre la llave. Se utiliza cuando:</text:span></text:p>
                      <text:list>
                        <text:list-item>
                          <text:list>
                            <text:list-item>
                              <text:p text:style-name="P13">La llave no es numérica, en cuyo caso se necesita una conversión previa para obtener un número.</text:p>
                            </text:list-item>
                            <text:list-item>
                              <text:p text:style-name="P13">La llave es numérica pero toma valores en un rango inadecuado.</text:p>
                            </text:list-item>
                          </text:list>
                        </text:list-item>
                      </text:list>
                    </text:list-item>
                  </text:list>
                </text:list-item>
                <text:list-item>
                  <text:p text:style-name="P14">Operaciones sobre archivos</text:p>
                  <text:list>
                    <text:list-item>
                      <text:p text:style-name="P14">Consulta: La consulta se realiza por llave. Para leer un registro debe aplicarse a la llave el algoritmo de transformación, este algoritmo devuelve un número que es la dirección del registro que se requiere leer.</text:p>
                    </text:list-item>
                    <text:list-item>
                      <text:p text:style-name="P14">Borrado: Se realiza un borrado lógico, pudiendo reutilizarse el espacio del registro eliminado.</text:p>
                    </text:list-item>
                    <text:list-item>
                      <text:p text:style-name="P14">Modificación e inserción: Siempre se puede hacer, realizando la transformación de la llave correspondiente.</text:p>
                    </text:list-item>
                  </text:list>
                </text:list-item>
                <text:list-item>
                  <text:p text:style-name="P14">Útil para archivos donde los accesos deben realizarse por llave, accediéndose siempre a registros concretos.</text:p>
                </text:list-item>
              </text:list>
            </text:list-item>
          </text:list>
        </text:list-item>
        <text:list-item>
          <text:p text:style-name="P15">BASES DE DATOS</text:p>
          <text:list>
            <text:list-item>
              <text:p text:style-name="P16">Problemática: En una aplicación convencional con archivos aparecen los siguientes problemas:</text:p>
              <text:list>
                <text:list-item>
                  <text:p text:style-name="P16">Dificultad de mantenimiento: si hay archivos con información duplicada, realizar las actualizaciones necesarias es un problema complejo y costoso. Si la información no se actualiza correctamente, se tendrá información incoherente.</text:p>
                </text:list-item>
                <text:list-item>
                  <text:p text:style-name="P16">Redundancia</text:p>
                  <text:list>
                    <text:list-item>
                      <text:p text:style-name="P16">Redundancia directa: el mismo dato duplicado</text:p>
                    </text:list-item>
                    <text:list-item>
                      <text:p text:style-name="P16">Redundancia indirecta: información que se puede obtener a partir de otros datos</text:p>
                    </text:list-item>
                  </text:list>
                </text:list-item>
                <text:list-item>
                  <text:p text:style-name="P16">Rigidez de búsqueda: A veces es necesario combinar acceso secuencial y directo y con archivos no se puede.</text:p>
                </text:list-item>
                <text:list-item>
                  <text:p text:style-name="P16">Dependencia con los programas: En un archivo no están reflejadas las relaciones existentes entre campos y registros. El programa que trabaja con el archivo es quien determina en cada caso dichas relaciones. En consecuencia, cualquier modificación de la estructura de un archivo obliga a modificar todos los programas que lo usen. Esto ocurre aun cuando al alteración sea ajena a los programas.</text:p>
                </text:list-item>
                <text:list-item>
                  <text:p text:style-name="P16">Seguridad: Al trabajar con archivos el control deberá realizarlo el propio programa. La seguridad es muy deficitaria en sistemas de archivos.</text:p>
                </text:list-item>
              </text:list>
            </text:list-item>
            <text:list-item>
              <text:p text:style-name="P16"><text:soft-page-break/>Concepto de Base de datos</text:p>
              <text:list>
                <text:list-item>
                  <text:p text:style-name="P16">Una base de datos es un sistema formado por un conjunto de datos y un paquete software para gestión de dicho conjunto de datos de tal modo que:</text:p>
                  <text:list>
                    <text:list-item>
                      <text:p text:style-name="P16">se controla el almacenamiento de datos redundantes</text:p>
                    </text:list-item>
                    <text:list-item>
                      <text:p text:style-name="P16">los datos resultan independientes de los programas que los usan</text:p>
                    </text:list-item>
                    <text:list-item>
                      <text:p text:style-name="P16">las relaciones entre los datos se almacenan junto a ellos</text:p>
                    </text:list-item>
                    <text:list-item>
                      <text:p text:style-name="P16">se puede acceder a los datos de diversas formas</text:p>
                    </text:list-item>
                  </text:list>
                </text:list-item>
                <text:list-item>
                  <text:p text:style-name="P17">En una base de datos se almacenan las relaciones entre los datos junto a los datos.</text:p>
                </text:list-item>
                <text:list-item>
                  <text:p text:style-name="P17">La forma en que se almacenan las relaciones entre datos y el utilizar como unidad de almacenamiento el campo además del registro, es el fundamento de la independencia respecto a los programas de aplicación.</text:p>
                </text:list-item>
                <text:list-item>
                  <text:p text:style-name="P18">En cualquier base de datos se puede tolerar un cierto nivel de redundancia. Se utilizan las redundancias para hacer más rápido el acceso y para asegurar la integridad de los datos.</text:p>
                </text:list-item>
              </text:list>
            </text:list-item>
            <text:list-item>
              <text:p text:style-name="P19">Requisitos que deben cumplir las bases de datos:</text:p>
              <text:list>
                <text:list-item>
                  <text:p text:style-name="P19">Acceso múltiple: diversos usuarios pueden acceder al mismo tiempo a la base de datos sin que se produzcan conflictos.</text:p>
                </text:list-item>
                <text:list-item>
                  <text:p text:style-name="P19">Utilización múltiple: Cada usuario podrá tener una imagen o visión particular de la estructura de la base de datos.</text:p>
                </text:list-item>
                <text:list-item>
                  <text:p text:style-name="P19">Flexibilidad: Se podrán utilizar distintos métodos de acceso, con tiempos de respuesta razonablemente pequeños.</text:p>
                </text:list-item>
                <text:list-item>
                  <text:p text:style-name="P19">Seguridad: Se controlará el acceso a los datos (a nivel de campo), impidiéndoselo a los usuarios no autorizados.</text:p>
                </text:list-item>
                <text:list-item>
                  <text:p text:style-name="P19">Protección contra fallos: Deben existir mecanismos concretos de recuperación en caso de fallo de la computadora.</text:p>
                </text:list-item>
                <text:list-item>
                  <text:p text:style-name="P19">Independencia física: Se puede cambiar el soporte físico de la base de datos sin que esto repercuta en la base de datos ni en los programas que la utilizan.</text:p>
                </text:list-item>
                <text:list-item>
                  <text:p text:style-name="P19">Independencia lógica: Se pueden modificar los datos contenidos en la base, las relaciones existentes entre ellos o incluir nuevos datos, sin afectar a los programas que la usan.</text:p>
                </text:list-item>
                <text:list-item>
                  <text:p text:style-name="P19">Redundancia controlada: Los datos se almacenan una sola vez.</text:p>
                </text:list-item>
                <text:list-item>
                  <text:p text:style-name="P19">Interfaz de alto nivel: Existe una forma sencilla y cómoda de utilizar la base al menos desde un lenguaje de programación de alto nivel.</text:p>
                </text:list-item>
                <text:list-item>
                  <text:p text:style-name="P19">Interrogación directa: “query”: Existe una utilidad que permite el acceso a los datos de forma interactiva o conversacional.</text:p>
                </text:list-item>
              </text:list>
            </text:list-item>
            <text:list-item>
              <text:p text:style-name="P19">Estructura de la base de datos.</text:p>
              <text:list>
                <text:list-item>
                  <text:p text:style-name="P20">En una base datos se almacena información de una serie de objetos, que reciben el nombre de entidades. Cada entidad se almacena en un registro.</text:p>
                </text:list-item>
                <text:list-item>
                  <text:p text:style-name="P20">De cada entidad se almacena una serie de datos denominados atributos. Cada atributo se almacena en un campo del registro.</text:p>
                </text:list-item>
                <text:list-item>
                  <text:p text:style-name="P20">Identificador o clave primaria: atributo que determina de forma unívoca cada uno de los elementos de dicha entidad</text:p>
                </text:list-item>
                <text:list-item>
                  <text:p text:style-name="P21">En una base de datos, además de las entidades, se almacenan las relaciones existentes entre ellas. En la implementación de la base de datos, estas relaciones se almacenan con punteros que inserta automáticamente el software que la maneja y esto es “transparente al usuario”.</text:p>
                </text:list-item>
              </text:list>
            </text:list-item>
            <text:list-item>
              <text:p text:style-name="P21">Niveles de abstracción de la información: vistas y esquemas.<text:tab/></text:p>
              <text:list>
                <text:list-item>
                  <text:p text:style-name="P21">Nivel de vista: permite describir diferentes vistas o subesquemas, cada una de las cuales se corresponde con la parte de la base de datos que interesa a un determinado grupo de usuarios. Además, limita el acceso solo a la información de la vista.</text:p>
                </text:list-item>
                <text:list-item>
                  <text:p text:style-name="P22">Nivel conceptual: Describe el esquema de la base de datos. En éste se especifica qué información se guarda en la base de datos, incluyendo todos los datos almacenados <text:soft-page-break/>en ella y las relaciones entre ellos. Este nivel se utiliza en la administración de la base de datos.</text:p>
                </text:list-item>
                <text:list-item>
                  <text:p text:style-name="P22">Nivel físico: Describe cómo se almacenan los datos, con las estructuras necesarias para ello.</text:p>
                </text:list-item>
              </text:list>
            </text:list-item>
            <text:list-item>
              <text:p text:style-name="P22">Modelos de datos: grupo de herramientas conceptuales <text:span text:style-name="T7">que permite describir los datos, sus relaciones, su semántica y sus limitaciones. Ayuda a describir la estructura de la base de datos.</text:span></text:p>
              <text:list>
                <text:list-item>
                  <text:p text:style-name="P23">Clasificación de los modelos de datos:</text:p>
                  <text:list>
                    <text:list-item>
                      <text:p text:style-name="P23">Modelos lógicos basados en objetos: Describen los datos a nivel conceptual y a nivel de vista, permiten una estructura<text:span text:style-name="T8">ción flexible y especificar limitaciones de los datos. Caso a tratar: modelo entidad-relación.</text:span></text:p>
                      <text:list>
                        <text:list-item>
                          <text:p text:style-name="P24">Modelo entidad relación: </text:p>
                          <text:list>
                            <text:list-item>
                              <text:p text:style-name="P24">Conceptos básicos:</text:p>
                              <text:list>
                                <text:list-item>
                                  <text:p text:style-name="P24">Entidad: objeto que tiene existencia propia, que puede distinguirse de otros y del cual se requiere almacenar información de ciertas características. Ej: Pepe, que vive en Granada, con <text:s/>DNI X.</text:p>
                                </text:list-item>
                                <text:list-item>
                                  <text:p text:style-name="P24">Conjunto de entidades: grupo de entidades del mismo tipo que representa la estructura genérica de una entidad de interés. Ej: Cliente.</text:p>
                                </text:list-item>
                                <text:list-item>
                                  <text:p text:style-name="P24">Relación: asociación entre varias entidades. Ej: el cliente con DNI X compra un coche con matrícula Y en la fecha Z.</text:p>
                                </text:list-item>
                                <text:list-item>
                                  <text:p text:style-name="P24">Conjunto de relaciones: grupo de relaciones del mismo tipo que representa la estructura genérica de las relaciones entre conjuntos de entidades. Ej: Compra.</text:p>
                                </text:list-item>
                                <text:list-item>
                                  <text:p text:style-name="P24">Grado de una relación: número de tipos de entidad que intervienen en un tipo de relación. Ej: en el caso del cliente que compra un coche, el grado de la relación es 2.</text:p>
                                </text:list-item>
                                <text:list-item>
                                  <text:p text:style-name="P24">Atributo: unidad básica de información sobre un tipo de entidad.<text:tab/></text:p>
                                </text:list-item>
                              </text:list>
                            </text:list-item>
                            <text:list-item>
                              <text:p text:style-name="P24">Tipos de correspondencias: cardinalidad</text:p>
                              <text:list>
                                <text:list-item>
                                  <text:p text:style-name="P24">Cardinalidad: expresa el número de entidades con las que puede asociarse o corresponderse una determinada entidad mediante una relación.</text:p>
                                </text:list-item>
                                <text:list-item>
                                  <text:p text:style-name="P24">En el <text:s/>caso de un conjunto binario de relaciones R en<text:span text:style-name="T10">tre los conjuntos de relaciones A y B, los tipos de correspondencias o cardinalidades pueden ser:</text:span></text:p>
                                  <text:list>
                                    <text:list-item>
                                      <text:p text:style-name="P25">Uno a uno (1:1): a cada entidad de A le puede corresponder una única entidad de B y viceversa.</text:p>
                                    </text:list-item>
                                    <text:list-item>
                                      <text:p text:style-name="P25">Uno a muchos (1:N): a cada entidad de A le puede corresponder más de una entidad de B, pero cada entidad de B sólo puede asociarse con una única entidad de A.</text:p>
                                    </text:list-item>
                                    <text:list-item>
                                      <text:p text:style-name="P26">Muchos a uno (N:1): a cada entidad de A le puede corresponder una única entidad de B, pero cada entidad de B puede asociarse con varias entidades de A.</text:p>
                                    </text:list-item>
                                    <text:list-item>
                                      <text:p text:style-name="P26">Muchos a Muchos (N:M): a cada entidad de A le puede corresponder más de una entidad de B y a cada entidad de B le puede corresponder más de una entidad de A.7</text:p>
                                    </text:list-item>
                                  </text:list>
                                </text:list-item>
                                <text:list-item>
                                  <text:p text:style-name="P25">Diagrama entidad-<text:span text:style-name="T11">relación.</text:span></text:p>
                                </text:list-item>
                              </text:list>
                            </text:list-item>
                          </text:list>
                        </text:list-item>
                      </text:list>
                    </text:list-item>
                    <text:list-item>
                      <text:p text:style-name="P23">Modelos lógicos basados en registros: <text:span text:style-name="T8">Describen los datos a nivel conceptual y a nivel de vista, permitiendo especificar la estructura lógica pero no las limitaciones de los datos. Casos a tratar: modelo jerárquico, modelo en red, modelo relacional</text:span></text:p>
                      <text:list>
                        <text:list-item>
                          <text:p text:style-name="P27">Tipos de bases de datos:</text:p>
                          <text:list>
                            <text:list-item>
                              <text:p text:style-name="P28">Modelo de datos jerárquico:</text:p>
                              <text:list>
                                <text:list-item>
                                  <text:p text:style-name="P29"><text:soft-page-break/>Permite especificar una base de datos jerárquica, donde se establece una relación jerárquica entre los datos en forma de árbol</text:p>
                                </text:list-item>
                              </text:list>
                            </text:list-item>
                            <text:list-item>
                              <text:p text:style-name="P28">Modelo de datos en red:</text:p>
                              <text:list>
                                <text:list-item>
                                  <text:p text:style-name="P30">Permite especificar una base de datos en red, donde pueden darse relaciones binarias con cualquier cardinalidad (1:1, 1:N, N:1, N:N) y no es necesario que la estructura tenga forma de árbol.</text:p>
                                </text:list-item>
                              </text:list>
                            </text:list-item>
                            <text:list-item>
                              <text:p text:style-name="P30">Modelo de datos relacional:</text:p>
                              <text:list>
                                <text:list-item>
                                  <text:p text:style-name="P30">Permite especificar una base de datos relacional, que estará formada por tablas. Una tabla es una estructura bidimensional formada por una sucesión de registros del mismo tipo.</text:p>
                                </text:list-item>
                                <text:list-item>
                                  <text:p text:style-name="P30">Condiciones que deben cumplir las tablas:</text:p>
                                  <text:list>
                                    <text:list-item>
                                      <text:p text:style-name="P30">Todos los registros de una tabla son del mismo tipo. Para almacenar registros de distintos tipos se usan tablas distintas.</text:p>
                                    </text:list-item>
                                    <text:list-item>
                                      <text:p text:style-name="P30">En ninguna tabla aparecen campos repetidos</text:p>
                                    </text:list-item>
                                    <text:list-item>
                                      <text:p text:style-name="P30">En ninguna tabla existen registros duplicados</text:p>
                                    </text:list-item>
                                    <text:list-item>
                                      <text:p text:style-name="P30">El orden de los registros es indiferente</text:p>
                                    </text:list-item>
                                    <text:list-item>
                                      <text:p text:style-name="P30">En cada tabla hay una llave, formada por uno o varios campos.</text:p>
                                    </text:list-item>
                                  </text:list>
                                </text:list-item>
                              </text:list>
                            </text:list-item>
                          </text:list>
                        </text:list-item>
                      </text:list>
                    </text:list-item>
                    <text:list-item>
                      <text:p text:style-name="P23">Modelos físicos de los datos: <text:span text:style-name="T9">describen los datos en el nivel de implementación de los sistemas de base de datos.</text:span></text:p>
                    </text:list-item>
                  </text:list>
                </text:list-item>
                <text:list-item>
                  <text:p text:style-name="P30">Transformación del modelo entidad-relación al modelo de datos realacional:</text:p>
                  <text:list>
                    <text:list-item>
                      <text:p text:style-name="P30">Dado un diagrama entidad-relación, el paso a tablas o relaciones del Modelo de datos relacional se efectúa:</text:p>
                      <text:list>
                        <text:list-item>
                          <text:p text:style-name="P30">Conjuntos de entidades:</text:p>
                          <text:list>
                            <text:list-item>
                              <text:p text:style-name="P31">Se define una tabla para cada conjunto de entidades</text:p>
                            </text:list-item>
                            <text:list-item>
                              <text:p text:style-name="P31">Para cada atributo se define una columna en la tabla</text:p>
                            </text:list-item>
                          </text:list>
                        </text:list-item>
                        <text:list-item>
                          <text:p text:style-name="P30">Co<text:span text:style-name="T14">n</text:span>juntos de relaciones sin atributos propios.</text:p>
                          <text:list>
                            <text:list-item>
                              <text:p text:style-name="P31">Cardinalidad 1:<text:span text:style-name="T15">1 : En la tabla de uno de los conjuntos de entidades (el que se considere principal) se añaden las columnas necesaria para albergar los atributos que forman la clave del otro conjunto de entidades</text:span></text:p>
                            </text:list-item>
                            <text:list-item>
                              <text:p text:style-name="P32">Cardinalidad 1:N o N:1 : En la tabla del conjunto de entidades que participa de forma “muchos” se añaden las columnas necesarias para albergar los atributos que forman la clave del otro conjunto de entidades.</text:p>
                            </text:list-item>
                            <text:list-item>
                              <text:p text:style-name="P32">Cardinalidad N:M : Se define una tabla propia para el conjunto de relaciones y, en ella, se definen las columnas necesarias para albergar los atributos que forman la clave de cada uno de los conjuntos de entidades que relaciona ese conjunto de relaciones.</text:p>
                            </text:list-item>
                          </text:list>
                        </text:list-item>
                        <text:list-item>
                          <text:p text:style-name="P30">Conjuntos de relaciones con atributos propios</text:p>
                          <text:list>
                            <text:list-item>
                              <text:p text:style-name="P32">Cardinalidad 1:1, 1:N o N:1 : Se puede seguir el mismo enfoque dado para conjuntos de relaciones sin atributos propios, pero añadiendo también las columnas necesarias para albergar los atributos del conjunto de relaciones en la misma tabla del conjunto de entidades donde se añada la clave del otro conjunto de entidades. <text:span text:style-name="T16">Esta forma está desaconsejada desde el punto de vista conceptual y por cuestiones de mantenimiento software.</text:span></text:p>
                            </text:list-item>
                            <text:list-item>
                              <text:p text:style-name="P33">Cardinalidad N:M, 1:1, 1:N o N:1 : Se define una tabla propia para el conjunto de realaciones y, en ella, se definen las columnas necesaria para albergar los atributos que forman la clave del otro conjunto de entidades que relaciona ese conjunto de relaciones; en esa misma tabla, además, se definen las columnas necesarias para lbergar los atributos propios del conjunto de realciones</text:p>
                            </text:list-item>
                          </text:list>
                        </text:list-item>
                      </text:list>
                    </text:list-item>
                  </text:list>
                </text:list-item>
              </text:list>
            </text:list-item>
            <text:list-item>
              <text:p text:style-name="P30">Sistema de gestión de la base de datos (DBMS, <text:span text:style-name="T12">Data Base Management System</text:span>)</text:p>
              <text:list>
                <text:list-item>
                  <text:p text:style-name="P30"><text:soft-page-break/>Definición: <text:span text:style-name="T17">conjunto de software destinado a la creación, control y manipulación de la información de la base de datos.</text:span></text:p>
                </text:list-item>
                <text:list-item>
                  <text:p text:style-name="P34">Tareas que realiza:</text:p>
                  <text:list>
                    <text:list-item>
                      <text:p text:style-name="P34">Definición del esquema de la base de datos y de los distintos subesquemas</text:p>
                    </text:list-item>
                    <text:list-item>
                      <text:p text:style-name="P34">Acceso a los datos desde algún lenguaje de alto nivel.</text:p>
                    </text:list-item>
                    <text:list-item>
                      <text:p text:style-name="P34">Interrogación (o recuperación de la información) directa en modo conversacional</text:p>
                    </text:list-item>
                    <text:list-item>
                      <text:p text:style-name="P34">Organización física de la base de datos y recuperación tras fallos en el sistema.</text:p>
                    </text:list-item>
                  </text:list>
                </text:list-item>
                <text:list-item>
                  <text:p text:style-name="P30">Lenguajes específicos en un Sistema de Ges<text:span text:style-name="T13">tión de Bases de Datos:</text:span></text:p>
                  <text:list>
                    <text:list-item>
                      <text:p text:style-name="P34">Lenguaje de descripción de datos (DDL, <text:span text:style-name="T12">Data Description Language</text:span><text:span text:style-name="T18">): Se usa para la descripción del esquema y de los subesquemas.</text:span></text:p>
                    </text:list-item>
                    <text:list-item>
                      <text:p text:style-name="P34"><text:span text:style-name="T18">Lenguaje de manipulación de datos (DML, </text:span><text:span text:style-name="T12">Data Manipulation Language)</text:span><text:span text:style-name="T18">: Se utiliza para el acceso a la base de datos desde lenguajes de alto nivel o en modo conversacional.</text:span></text:p>
                    </text:list-item>
                  </text:list>
                </text:list-item>
                <text:list-item>
                  <text:p text:style-name="P35">El sistema de gestión de la base de datos actúa como intermediario entre los programas de aplicación y el sistema operativo, lo que permite que los programas sean independientes de la estructura física de los dato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20:18:48.593178229</meta:creation-date>
    <meta:generator>LibreOffice/6.0.7.3$Linux_X86_64 LibreOffice_project/00m0$Build-3</meta:generator>
    <dc:date>2019-01-14T17:54:52.179000842</dc:date>
    <meta:editing-duration>PT3H15M52S</meta:editing-duration>
    <meta:editing-cycles>24</meta:editing-cycles>
    <meta:document-statistic meta:table-count="0" meta:image-count="0" meta:object-count="0" meta:page-count="8" meta:paragraph-count="199" meta:word-count="3693" meta:character-count="22004" meta:non-whitespace-character-count="18697"/>
  </office:meta>
</office:document-meta>
</file>